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116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3.941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513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7.366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7.671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4.191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6cm" svg:y="4.241cm">
          <draw:text-box>
            <text:p><text:span text:style-name="T1">Nama Kelas</text:span></text:p>
          </draw:text-box>
        </draw:frame>
        <draw:custom-shape draw:style-name="gr8" draw:text-style-name="P8" draw:layer="layout" svg:width="1.905cm" svg:height="0.762cm" svg:x="6.02cm" svg:y="6.0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1cm" svg:height="0.762cm" svg:x="8.32cm" svg:y="6.0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642cm" svg:height="0.762cm" svg:x="10.22cm" svg:y="6.0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8T11:18:39.395215525</dc:date>
    <meta:editing-duration>PT2H27M2S</meta:editing-duration>
    <meta:editing-cycles>19</meta:editing-cycles>
    <meta:generator>LibreOffice/5.1.6.2$Linux_x86 LibreOffice_project/10m0$Build-2</meta:generator>
    <meta:document-statistic meta:object-count="11"/>
  </office:meta>
</office:document-meta>
</file>